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47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ttp://opencode.ca/</text:p>
          </draw:text-box>
        </draw:frame>
        <draw:frame presentation:style-name="pr2" draw:layer="layout" svg:width="24.639cm" svg:height="12.179cm" svg:x="1.4cm" svg:y="4.914cm" presentation:class="subtitle">
          <draw:text-box>
            <text:p>Visualisateur de graphes en HTML5 et C++ </text:p>
            <text:p/>
            <text:p>(15 minutes)</text:p>
            <text:p/>
            <text:p><text:s/>Sébastien Boisvert</text:p>
            <text:p><text:span text:style-name="T1"/></text:p>
            <text:p><text:span text:style-name="T1"/></text:p>
            <text:p><text:span text:style-name="T2">@sebht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s technologies préféré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++</text:p>
              </text:list-item>
              <text:list-item>
                <text:p>Interface de passage de message (MPI)</text:p>
              </text:list-item>
              <text:list-item>
                <text:p>Granularité</text:p>
              </text:list-item>
              <text:list-item>
                <text:p>Passage de mess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alcul de 16384 coeurs IBM PowerPC A2</text:p>
              </text:list-item>
              <text:list-item>
                <text:p>Démonstration de Ray Cloud Browser</text:p>
              </text:list-item>
              <text:list-item>
                <text:p>Instance Amazon EC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sage de messag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HTTP</text:p>
              </text:list-item>
              <text:list-item>
                <text:p>JSON</text:p>
              </text:list-item>
              <text:list-item>
                <text:p>Connecteu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ataStore.js</text:p>
              </text:list-item>
              <text:list-item>
                <text:p>PhysicsEngine.js</text:p>
              </text:list-item>
              <text:list-item>
                <text:p>GraphDatabase.c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2T18:30:22</meta:creation-date>
    <dc:date>2013-02-12T18:43:22</dc:date>
    <meta:editing-duration>PT9M20S</meta:editing-duration>
    <meta:editing-cycles>10</meta:editing-cycles>
    <meta:generator>LibreOffice/3.5$Linux_X86_64 LibreOffice_project/350m1$Build-2</meta:generator>
    <meta:document-statistic meta:object-count="41"/>
  </office:meta>
</office:document-meta>
</file>